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t2/tt2.hex: <text:s text:c="4"/>file format elf32-msp430</text:p>
      <text:p text:style-name="P1">Disassembly of section __reset_vector:</text:p>
      <text:p text:style-name="P1">0000fffe &lt;__reset_vector&gt;:</text:p>
      <text:p text:style-name="P1"><text:s text:c="4"/>fffe:<text:tab/>00 c4 <text:s text:c="6"/><text:tab/>bic<text:tab/>r4,<text:tab/>r0<text:tab/></text:p>
      <text:p text:style-name="P1"/>
      <text:p text:style-name="P1">Disassembly of section .text:</text:p>
      <text:p text:style-name="P1">0000c400 &lt;.text&gt;:</text:p>
      <text:p text:style-name="P1"><text:s text:c="4"/>c400:<text:tab/>31 40 00 30 <text:tab/>mov<text:tab/>#12288,<text:tab/>r1<text:tab/>;#0x3000</text:p>
      <text:p text:style-name="P1"><text:s text:c="4"/>c404:<text:tab/>0c 43 <text:s text:c="6"/><text:tab/>clr<text:tab/>r12<text:tab/><text:tab/></text:p>
      <text:p text:style-name="P1"><text:s text:c="4"/>c406:<text:tab/>b0 12 0a c4 <text:tab/>call<text:tab/>#0xc40a<text:tab/></text:p>
      <text:p text:style-name="P1"><text:s text:c="4"/>c40a:<text:tab/>b2 40 80 5a <text:tab/>mov<text:tab/>#23168,<text:tab/>&amp;0x01cc<text:tab/>;#0x5a80</text:p>
      <text:p text:style-name="P1"><text:s text:c="4"/>c40e:<text:tab/>cc 01 </text:p>
      <text:p text:style-name="P1"><text:s text:c="4"/>c410:<text:tab/>f2 d0 40 00 <text:tab/>bis.b<text:tab/>#64,<text:tab/>&amp;0x0204<text:tab/>;#0x0040</text:p>
      <text:p text:style-name="P1"><text:s text:c="4"/>c414:<text:tab/>04 02 </text:p>
      <text:p text:style-name="P1"><text:s text:c="4"/>c416:<text:tab/>f2 d0 80 ff <text:tab/>bis.b<text:tab/>#-128,<text:tab/>&amp;0x0204<text:tab/>;#0xff80</text:p>
      <text:p text:style-name="P1"><text:s text:c="4"/>c41a:<text:tab/>04 02 </text:p>
      <text:p text:style-name="P1"><text:s text:c="4"/>c41c:<text:tab/>92 c3 30 01 <text:tab/>bic<text:tab/>#1,<text:tab/>&amp;0x0130<text:tab/>;r3 As==01</text:p>
      <text:p text:style-name="P1"><text:s text:c="4"/>c420:<text:tab/>1e 14 <text:s text:c="6"/><text:tab/>.word<text:tab/>0x141e;<text:tab/>????<text:tab/></text:p>
      <text:p text:style-name="P1"><text:s text:c="4"/>c422:<text:tab/>3d 40 8c 10 <text:tab/>mov<text:tab/>#4236,<text:tab/>r13<text:tab/>;#0x108c</text:p>
      <text:p text:style-name="P1"><text:s text:c="4"/>c426:<text:tab/>3e 40 03 00 <text:tab/>mov<text:tab/>#3,<text:tab/>r14<text:tab/>;#0x0003</text:p>
      <text:p text:style-name="P1"><text:s text:c="4"/>c42a:<text:tab/>1d 83 <text:s text:c="6"/><text:tab/>dec<text:tab/>r13<text:tab/><text:tab/></text:p>
      <text:p text:style-name="P1"><text:s text:c="4"/>c42c:<text:tab/>0e 73 <text:s text:c="6"/><text:tab/>sbc<text:tab/>r14<text:tab/><text:tab/></text:p>
      <text:p text:style-name="P1"><text:s text:c="4"/>....</text:p>
      <text:p text:style-name="P1"><text:s text:c="4"/>c4a6:<text:tab/>02 02 </text:p>
      <text:p text:style-name="P1"><text:s text:c="4"/>c4a8:<text:tab/>ea 3f <text:s text:c="6"/><text:tab/>jmp<text:tab/>$-42 <text:s text:c="4"/><text:tab/>;abs 0xc47e</text:p>
      <text:p text:style-name="P1"/>
      <text:p text:style-name="P1">Disassembly of section .heap:</text:p>
      <text:p text:style-name="P1">00002000 &lt;.heap&gt;:</text:p>
      <text:p text:style-name="P1"><text:s text:c="4"/>2000:<text:tab/>00 00 <text:s text:c="6"/><text:tab/>.word<text:tab/>0x0000;<text:tab/>????<text:tab/></text:p>
      <text:p text:style-name="P1"/>
      <text:p text:style-name="P1">Disassembly of section .MSP430.attributes:</text:p>
      <text:p text:style-name="P1">00000000 &lt;.MSP430.attributes&gt;:</text:p>
      <text:p text:style-name="P1"><text:s text:c="3"/>0:<text:tab/>41 16 <text:s text:c="6"/><text:tab/>.word<text:tab/>0x1641;<text:tab/>????<text:tab/></text:p>
      <text:p text:style-name="P1"><text:s text:c="3"/>2:<text:tab/>00 00 <text:s text:c="6"/><text:tab/>.word<text:tab/>0x0000;<text:tab/>????<text:tab/></text:p>
      <text:p text:style-name="P1"><text:s text:c="3"/>4:<text:tab/>00 6d <text:s text:c="6"/><text:tab/>addc<text:tab/>r13,<text:tab/>r0<text:tab/></text:p>
      <text:p text:style-name="P1"><text:s text:c="3"/>....</text:p>
      <text:p text:style-name="P1"><text:s text:c="2"/>16:<text:tab/>01 00 <text:s text:c="6"/><text:tab/>Address 0x0000000000000016 is out of bounds.</text:p>
      <text:p text:style-name="P1">Address 0x0000000000000018 is out of bounds.</text:p>
      <text:p text:style-name="P1">and.b<text:tab/>@r15+,<text:tab/>-1(r15)<text:tab/>;0xffff(r15)</text:p>
      <text:p text:style-name="P1"/>
      <text:p text:style-name="P1">Disassembly of section .comment:</text:p>
      <text:p text:style-name="P1">00000000 &lt;.comment&gt;:</text:p>
      <text:p text:style-name="P1"><text:s text:c="3"/>0:<text:tab/>47 43 <text:s text:c="6"/><text:tab/>clr.b<text:tab/>r7<text:tab/><text:tab/></text:p>
      <text:p text:style-name="P1"><text:s text:c="3"/>2:<text:tab/>43 3a <text:s text:c="6"/><text:tab/>jl<text:tab/>$-888 <text:s text:c="3"/><text:tab/>;abs 0xfc8a</text:p>
      <text:p text:style-name="P1"><text:s text:c="3"/>...</text:p>
      <text:p text:style-name="P1"/>
      <text:p text:style-name="P1">tt3/tt3.hex: <text:s text:c="4"/>file format elf32-msp430</text:p>
      <text:p text:style-name="P1">Disassembly of section .text:</text:p>
      <text:p text:style-name="P1">0000c400 &lt;.text&gt;:</text:p>
      <text:p text:style-name="P1"><text:s text:c="4"/>c400:<text:tab/>b2 40 80 5a <text:tab/>mov<text:tab/>#23168,<text:tab/>&amp;0x01cc<text:tab/>;#0x5a80</text:p>
      <text:p text:style-name="P1"><text:s text:c="4"/>c404:<text:tab/>cc 01 </text:p>
      <text:p text:style-name="P1"><text:s text:c="4"/>c406:<text:tab/>f2 d0 40 00 <text:tab/>bis.b<text:tab/>#64,<text:tab/>&amp;0x0204<text:tab/>;#0x0040</text:p>
      <text:p text:style-name="P1"><text:s text:c="4"/>c40a:<text:tab/>04 02 </text:p>
      <text:p text:style-name="P1"><text:s text:c="4"/>c40c:<text:tab/>f2 d0 80 ff <text:tab/>bis.b<text:tab/>#-128,<text:tab/>&amp;0x0204<text:tab/>;#0xff80</text:p>
      <text:p text:style-name="P1"><text:s text:c="4"/>c410:<text:tab/>04 02 </text:p>
      <text:p text:style-name="P1"><text:s text:c="4"/>...</text:p>
      <text:p text:style-name="P1"><text:s text:c="4"/>c4e8:<text:tab/>02 02 </text:p>
      <text:p text:style-name="P1"><text:s text:c="4"/>c4ea:<text:tab/>b3 3f <text:s text:c="6"/><text:tab/>jmp<text:tab/>$-152 <text:s text:c="3"/><text:tab/>;abs 0xc45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4in" fo:margin-right="0.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0T13:25:51.978363283</dc:date>
    <meta:editing-duration>PT43S</meta:editing-duration>
    <meta:editing-cycles>1</meta:editing-cycles>
    <meta:document-statistic meta:table-count="0" meta:image-count="0" meta:object-count="0" meta:page-count="1" meta:paragraph-count="53" meta:word-count="266" meta:character-count="1720" meta:non-whitespace-character-count="1215"/>
    <meta:generator>LibreOffice/6.0.7.3$Linux_X86_64 LibreOffice_project/00m0$Build-3</meta:generator>
  </office:meta>
</office:document-meta>
</file>